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dc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4.587cm"/>
    </style:style>
    <style:style style:name="gr3" style:family="graphic" style:parent-style-name="standard">
      <style:graphic-properties draw:fill="solid" draw:fill-color="#ccffff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3.529cm"/>
    </style:style>
    <style:style style:name="gr5" style:family="graphic" style:parent-style-name="standard">
      <style:graphic-properties draw:fill="solid" draw:fill-color="#ffff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2.1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1cm" fo:min-width="15.43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7.76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'Times New Roman'" style:font-pitch="variable"/>
    </style:style>
    <style:style style:name="P4" style:family="paragraph">
      <style:paragraph-properties fo:margin-left="0cm" fo:margin-right="0cm" fo:text-align="center" fo:text-indent="0cm"/>
      <style:text-properties fo:font-family="'Comic Sans MS'" style:font-family-generic="swiss" style:font-pitch="variable"/>
    </style:style>
    <style:style style:name="T1" style:family="text">
      <style:text-properties fo:font-family="'Times New Roman'" style:font-pitch="variable"/>
    </style:style>
    <style:style style:name="T2" style:family="text">
      <style:text-properties fo:font-family="'Comic Sans MS'" style:font-family-generic="swiss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rect draw:style-name="gr1" draw:text-style-name="P1" draw:layer="layout" svg:width="20.094cm" svg:height="4.984cm" svg:x="0.449cm" svg:y="0.339cm">
            <text:p text:style-name="P2"/>
          </draw:rect>
          <draw:frame draw:style-name="gr2" draw:text-style-name="P3" draw:layer="layout" svg:width="5.087cm" svg:height="1.271cm" svg:x="7.174cm" svg:y="0.313cm">
            <draw:text-box>
              <text:p text:style-name="P2"><text:span text:style-name="T1">Before match</text:span></text:p>
            </draw:text-box>
          </draw:frame>
          <draw:rect draw:style-name="gr3" draw:text-style-name="P4" draw:layer="layout" svg:width="2.426cm" svg:height="2.532cm" svg:x="2.347cm" svg:y="2.502cm">
            <text:p text:style-name="P2"><text:span text:style-name="T2">X : 3</text:span></text:p>
            <text:p text:style-name="P2"><text:span text:style-name="T2">Y : 7</text:span></text:p>
          </draw:rect>
          <draw:rect draw:style-name="gr3" draw:text-style-name="P4" draw:layer="layout" svg:width="3.72cm" svg:height="1.318cm" svg:x="13.687cm" svg:y="2.501cm">
            <text:p text:style-name="P2"><text:span text:style-name="T2">Z : 17</text:span></text:p>
          </draw:rect>
          <draw:frame draw:style-name="gr4" draw:text-style-name="P3" draw:layer="layout" svg:width="4.029cm" svg:height="1.271cm" svg:x="2.084cm" svg:y="1.368cm">
            <draw:text-box>
              <text:p text:style-name="P2"><text:span text:style-name="T1">Context 1 </text:span></text:p>
            </draw:text-box>
          </draw:frame>
          <draw:frame draw:style-name="gr4" draw:text-style-name="P3" draw:layer="layout" svg:width="4.029cm" svg:height="1.271cm" svg:x="13.768cm" svg:y="1.343cm">
            <draw:text-box>
              <text:p text:style-name="P2"><text:span text:style-name="T1">Context 2 </text:span></text:p>
            </draw:text-box>
          </draw:frame>
        </draw:g>
        <draw:g>
          <draw:rect draw:style-name="gr5" draw:text-style-name="P1" draw:layer="layout" svg:width="20.094cm" svg:height="3.163cm" svg:x="0.501cm" svg:y="5.64cm">
            <text:p text:style-name="P2"/>
          </draw:rect>
          <draw:frame draw:style-name="gr6" draw:text-style-name="P3" draw:layer="layout" svg:width="2.665cm" svg:height="1.271cm" svg:x="8.44cm" svg:y="5.771cm">
            <draw:text-box>
              <text:p text:style-name="P2"><text:span text:style-name="T1">Match</text:span></text:p>
            </draw:text-box>
          </draw:frame>
          <draw:frame draw:style-name="gr7" draw:layer="layout" svg:width="15.934cm" svg:height="1.431cm" svg:x="2.157cm" svg:y="7.098cm">
            <draw:text-box>
              <text:p text:style-name="P2"><text:span text:style-name="T2">f(X,4,Y?,6)</text:span> <text:s text:c="19"/><text:span text:style-name="T1">and</text:span> <text:s text:c="23"/><text:span text:style-name="T2">f(3,Z?,5,6)</text:span></text:p>
            </draw:text-box>
          </draw:frame>
        </draw:g>
        <draw:g>
          <draw:rect draw:style-name="gr1" draw:text-style-name="P1" draw:layer="layout" svg:width="20.094cm" svg:height="4.984cm" svg:x="0.475cm" svg:y="9.12cm">
            <text:p text:style-name="P2"/>
          </draw:rect>
          <draw:frame draw:style-name="gr8" draw:text-style-name="P3" draw:layer="layout" svg:width="8.261cm" svg:height="1.271cm" svg:x="6.225cm" svg:y="9.173cm">
            <draw:text-box>
              <text:p text:style-name="P2"><text:span text:style-name="T1">After successful match</text:span></text:p>
            </draw:text-box>
          </draw:frame>
          <draw:rect draw:style-name="gr3" draw:text-style-name="P4" draw:layer="layout" svg:width="2.426cm" svg:height="2.532cm" svg:x="2.373cm" svg:y="11.283cm">
            <text:p text:style-name="P2"><text:span text:style-name="T2">X : 3</text:span></text:p>
            <text:p text:style-name="P2"><text:span text:style-name="T2">Y : 5</text:span></text:p>
          </draw:rect>
          <draw:rect draw:style-name="gr3" draw:text-style-name="P4" draw:layer="layout" svg:width="3.72cm" svg:height="1.318cm" svg:x="13.713cm" svg:y="11.282cm">
            <text:p text:style-name="P2"><text:span text:style-name="T2">Z : 4</text:span></text:p>
          </draw:rect>
          <draw:frame draw:style-name="gr4" draw:text-style-name="P3" draw:layer="layout" svg:width="4.029cm" svg:height="1.271cm" svg:x="2.11cm" svg:y="10.149cm">
            <draw:text-box>
              <text:p text:style-name="P2"><text:span text:style-name="T1">Context 1 </text:span></text:p>
            </draw:text-box>
          </draw:frame>
          <draw:frame draw:style-name="gr4" draw:text-style-name="P3" draw:layer="layout" svg:width="4.029cm" svg:height="1.271cm" svg:x="13.794cm" svg:y="10.124cm">
            <draw:text-box>
              <text:p text:style-name="P2"><text:span text:style-name="T1">Context 2 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horndale AMT'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10-26T21:15:08</meta:creation-date>
    <dc:date>2007-10-26T21:17:31</dc:date>
    <dc:language>en-US</dc:language>
    <meta:editing-cycles>2</meta:editing-cycles>
    <meta:editing-duration>PT2M23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